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1BC70000001A0000001A6630F744E7A1D177.svg" manifest:media-type="image/svg+xml"/>
  <manifest:file-entry manifest:full-path="Pictures/100000010000000100000001F1B6EDC0141A362F.png" manifest:media-type="image/png"/>
  <manifest:file-entry manifest:full-path="Pictures/100015F90000001A0000001A9BC5F2C65388DD52.svg" manifest:media-type="image/svg+xml"/>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text-properties officeooo:paragraph-rsid="00213763"/>
    </style:style>
    <style:style style:name="P3" style:family="paragraph" style:parent-style-name="Heading_20_3">
      <style:paragraph-properties fo:margin-left="0in" fo:margin-right="0in" fo:text-indent="0in" style:auto-text-indent="false"/>
    </style:style>
    <style:style style:name="P4" style:family="paragraph" style:parent-style-name="List_20_Contents">
      <style:paragraph-properties fo:margin-left="0.3937in" fo:margin-right="0in" fo:margin-top="0in" fo:margin-bottom="0.1965in" style:contextual-spacing="false" fo:text-indent="0in" style:auto-text-indent="false"/>
    </style:style>
    <style:style style:name="P5" style:family="paragraph" style:parent-style-name="Standard">
      <style:paragraph-properties fo:text-align="justify" style:justify-single-word="fals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officeooo:paragraph-rsid="00213763"/>
    </style:style>
    <style:style style:name="P11" style:family="paragraph" style:parent-style-name="Text_20_body" style:list-style-name="L3">
      <style:paragraph-properties fo:margin-top="0in" fo:margin-bottom="0in" style:contextual-spacing="false"/>
      <style:text-properties fo:font-style="normal" style:font-style-asian="normal" style:font-style-complex="normal"/>
    </style:style>
    <style:style style:name="P12" style:family="paragraph" style:parent-style-name="Text_20_body" style:list-style-name="L3">
      <style:text-properties fo:font-style="normal" style:font-style-asian="normal" style:font-style-complex="normal"/>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Алгоритм А* — один из самых эффективных алгоритмов поиска кратчайшего пути между двумя точками графа. Он был опубликован Питером Хартом, Нильсом Нильссоном и Бертрамом Рафаэлем в 1968 году. В каком-то смысле его можно назвать расширением алгоритма Дейкстры. Однако, несмотря на это он является одним из самых часто используемых алгоритмов поиска пути. </text:p>
      <text:p text:style-name="P8">Говоря простым языком, алгоритм А* находит оптимальный вариант благодаря вычислению суммарной стоимости всех путей между начальной и конечной точкой. Кстати, этот способ быстрее алгоритма Дейкстры благодаря эвристической функции. </text:p>
      <text:list text:style-name="L1">
        <text:list-item>
          <text:p text:style-name="P7">f(n) = g(n) + h(n)</text:p>
        </text:list-item>
        <text:list-item>
          <text:p text:style-name="P7">f(n): общая стоимость пути</text:p>
        </text:list-item>
        <text:list-item>
          <text:p text:style-name="P7">g(n): стоимость пути между текущей и начальной вершиной</text:p>
        </text:list-item>
        <text:list-item>
          <text:p text:style-name="P6">h(n): эвристическая функция</text:p>
        </text:list-item>
      </text:list>
      <text:p text:style-name="Standard"/>
      <text:h text:style-name="Heading_20_2" text:outline-level="2"><text:bookmark text:name="Описание_алгоритма"/>Описание алгоритма</text:h>
      <text:p text:style-name="P5"/>
      <text:p text:style-name="P8">A* пошагово просматривает все пути, ведущие от начальной вершины в конечную, пока не найдёт минимальный. Как и все информированные алгоритмы поиска, он просматривает сначала те маршруты, которые «кажутся» ведущими к цели. От жадного алгоритма, который тоже является алгоритмом поиска по первому лучшему совпадению, его отличает то, что при выборе вершины он учитывает, помимо прочего, <text:span text:style-name="T1">весь</text:span> пройденный до неё путь. Составляющая <text:span text:style-name="T1">g(x)</text:span> — это стоимость пути от начальной вершины, а не от предыдущей, как в жадном алгоритме. </text:p>
      <text:p text:style-name="P8">В начале работы просматриваются узлы, смежные с начальным; выбирается тот из них, который имеет минимальное значение <text:span text:style-name="T1">f(x)</text:span>, после чего этот узел раскрывается. На каждом этапе алгоритм оперирует с множеством путей из начальной точки до всех ещё не раскрытых (листовых) вершин графа — множеством частных решений, — которое размещается в очереди с приоритетом. Приоритет пути определяется по значению <text:span text:style-name="T1">f(x) = g(x) + h(x)</text:span>. Алгоритм продолжает свою работу до тех пор, пока значение <text:span text:style-name="T1">f(x)</text:span> целевой вершины не окажется меньшим, чем любое значение в очереди, либо пока всё дерево не будет просмотрено. Из множества решений выбирается решение с наименьшей стоимостью. </text:p>
      <text:p text:style-name="P8">Чем меньше эвристика <text:span text:style-name="T1">h(x)</text:span>, тем больше приоритет, поэтому для реализации очереди можно использовать сортирующие деревья. </text:p>
      <text:p text:style-name="P8">Множество просмотренных вершин хранится в <text:span text:style-name="Source_20_Text">closed</text:span>, а требующие рассмотрения пути — в очереди с приоритетом <text:span text:style-name="Source_20_Text">open</text:span>. Приоритет пути вычисляется с помощью функции <text:span text:style-name="T1">f(x)</text:span> внутри реализации очереди с приоритетом. </text:p>
      <text:h text:style-name="Heading_20_2" text:outline-level="2"/>
      <text:h text:style-name="P1" text:outline-level="2"><text:bookmark text:name=".D0.A1.D0.B2.D0.BE.D0.B9.D1.81.D1.82.D0.B2.D0.B0"/><text:bookmark text:name="Свойства"/>Свойства</text:h>
      <text:p text:style-name="P9"><text:bookmark text:name="Свойства Copy 1"/>Как и алгоритм <text:a xlink:type="simple" xlink:href="https://ru.wikipedia.org/wiki/Поиск_в_ширину" text:style-name="Internet_20_link" text:visited-style-name="Visited_20_Internet_20_Link">поиска в ширину</text:a>, A* является <text:span text:style-name="T2">полным</text:span> в том смысле, что он всегда находит решение, если таковое существует. </text:p>
      <text:p text:style-name="P8">Если эвристическая функция <text:span text:style-name="T1">h</text:span> допустима, то есть никогда <text:span text:style-name="T1">не переоценивает</text:span> действительную минимальную стоимость достижения цели, то A* сам является допустимым (или <text:span text:style-name="T2">оптимальным</text:span>), также при условии, что мы не отсекаем пройденные вершины. Если же мы это делаем, то для оптимальности алгоритма требуется, чтобы <text:span text:style-name="T1">h(x)</text:span> была ещё и <text:span text:style-name="T2">монотонной</text:span>, или <text:span text:style-name="T2">преемственной</text:span> эвристикой. Свойство монотонности означает, что если существуют пути <text:span text:style-name="T2">A—B—C</text:span> и <text:span text:style-name="T2">A—C</text:span> (не обязательно через <text:span text:style-name="T2">B</text:span>), то оценка стоимости пути от <text:span text:style-name="T2">A</text:span> до <text:span text:style-name="T2">C</text:span> должна быть меньше либо равна сумме оценок путей <text:span text:style-name="T2">A—B</text:span> и <text:span text:style-name="T2">B—C</text:span>. (Монотонность также известна как неравенство треугольника: одна сторона треугольника не может быть длиннее, чем сумма двух других сторон.) Математически, для всех путей <text:span text:style-name="T1">x</text:span>, <text:span text:style-name="T1">y</text:span> (где <text:span text:style-name="T1">y</text:span> — потомок <text:span text:style-name="T1">x</text:span>) выполняется: </text:p>
      <text:p text:style-name="P4">g ( x ) + h ( x ) ≤ g ( y ) + h ( y ) . <draw:frame draw:style-name="fr1" draw:name="Image1" text:anchor-type="as-char" svg:width="0.0161in" svg:height="0.0161in" draw:z-index="0"><draw:image xlink:href="Pictures/100015F90000001A0000001A9BC5F2C65388DD52.svg" xlink:type="simple" xlink:show="embed" xlink:actuate="onLoad" draw:mime-type="image/svg+xml"/><draw:image xlink:href="Pictures/100000010000000100000001F1B6EDC0141A362F.png" xlink:type="simple" xlink:show="embed" xlink:actuate="onLoad" draw:mime-type="image/png"/><svg:title>g(x)+h(x)\leq g(y)+h(y).</svg:title></draw:frame></text:p>
      <text:p text:style-name="Text_20_body">A* также <text:span text:style-name="T2">оптимально эффективен</text:span> для заданной эвристики <text:span text:style-name="T1">h</text:span>. Это значит, что любой другой алгоритм исследует <text:span text:style-name="T1">не меньше</text:span> узлов, чем A* (за исключением случаев, когда существует несколько частных решений с одинаковой эвристикой, точно соответствующей стоимости оптимального пути). </text:p>
      <text:p text:style-name="Text_20_body">В то время как A* оптимален для «случайно» заданных графов, нет гарантии, что он сделает свою работу лучше, чем более простые, но и более информированные относительно проблемной области алгоритмы. Например, в некоем лабиринте может потребоваться сначала идти по направлению <text:span text:style-name="T1">от</text:span> выхода, и только потом повернуть назад. В этом случае обследование вначале тех вершин, которые расположены ближе к выходу (по прямой дистанции), будет потерей времени. </text:p>
      <text:h text:style-name="P3" text:outline-level="3"><text:bookmark text:name=".D0.9E.D1.81.D0.BE.D0.B1.D1.8B.D0.B5_.D1.81.D0.BB.D1.83.D1.87.D0.B0.D0.B8"/><text:bookmark text:name="Особые_случаи"/>Особые случаи</text:h>
      <text:p text:style-name="Text_20_body">В общем говоря, поиск в глубину и поиск в ширину являются двумя частными случаями алгоритма A*. Для поиска в глубину возьмём глобальную переменную-счётчик <text:span text:style-name="T2">С</text:span>, инициализировав её неким большим значением. Всякий раз при раскрытии вершины будем присваивать значение счётчика смежным вершинам, уменьшая его на единицу после каждого присваивания. Таким образом, чем раньше будет открыта вершина, тем большее значение <text:span text:style-name="T1">h(x)</text:span> она получит, а значит, будет просмотрена в последнюю очередь. Если положить <text:span text:style-name="T1">h(x) = 0</text:span> для всех вершин, то мы получим ещё один специальный случай — алгоритм Дейкстры. </text:p>
      <text:h text:style-name="P3" text:outline-level="3"><text:bookmark text:name=".D0.A2.D0.BE.D0.BD.D0.BA.D0.BE.D1.81.D1.82.D0.B8_.D1.80.D0.B5.D0.B0.D0.BB.D0.B8.D0.B7.D0.B0.D1.86.D0.B8.D0.B8"/><text:bookmark text:name="Тонкости_реализации"/>Тонкости реализации</text:h>
      <text:p text:style-name="Text_20_body">Существует несколько особенностей реализации и приёмов, которые могут значительно повлиять на эффективность алгоритма. Первое, на что не мешает обратить внимание — это то, как очередь с приоритетом обрабатывает связи между вершинами. Если вершины добавляются в неё так, что очередь работает по принципу LIFO, то в случае вершин с одинаковой оценкой A* «пойдёт» в глубину. Если же при добавлении вершин реализуется принцип FIFO, то для вершин с одинаковой оценкой алгоритм, напротив, будет реализовывать поиск в ширину. В некоторых случаях это обстоятельство может оказывать существенное значение на производительность. </text:p>
      <text:p text:style-name="Text_20_body"><text:soft-page-break/>В случае, если по окончании работы от алгоритма требуется маршрут, вместе с каждой вершиной обычно хранят ссылку на родительский узел. Эти ссылки позволяют реконструировать оптимальный маршрут. Если так, тогда важно, чтобы одна и та же вершина не встречалась в очереди дважды (имея при этом свой маршрут и свою оценку стоимости). Обычно для решения этой проблемы при добавлении вершины проверяют, нет ли записи о ней в очереди. Если она есть, то запись обновляют так, чтобы она соответствовала минимальной стоимости из двух. Для поиска вершины в сортирующем дереве многие стандартные алгоритмы требуют времени O(n). Если усовершенствовать дерево с помощью хеш-таблицы, то можно уменьшить это время. </text:p>
      <text:h text:style-name="Heading_20_2" text:outline-level="2"><text:bookmark text:name="Почему_A*_допустим_и_оптимален"/>Почему A* допустим и оптимален</text:h>
      <text:p text:style-name="P8">Алгоритм A* и допустим, и обходит при этом минимальное количество вершин, благодаря тому, что он работает с <text:span text:style-name="T1">«оптимистичной»</text:span> оценкой пути через вершину. Оптимистичной в том смысле, что, если он пойдёт через эту вершину, у алгоритма «есть шанс», что реальная стоимость результата будет равна этой оценке, но никак не меньше. Но, поскольку A* является информированным алгоритмом, такое равенство может быть вполне возможным. </text:p>
      <text:p text:style-name="P8">Когда A* завершает поиск, он, согласно определению, нашёл путь, истинная стоимость которого меньше, чем <text:span text:style-name="T1">оценка</text:span> стоимости любого пути через любой открытый узел. Но поскольку эти оценки являются оптимистичными, соответствующие узлы можно без сомнений отбросить. Иначе говоря, A* никогда не упустит возможности минимизировать длину пути, и потому является допустимым. </text:p>
      <text:p text:style-name="P8">Предположим теперь, что некий алгоритм <text:span text:style-name="T2">B</text:span> вернул в качестве результата путь, длина которого больше оценки стоимости пути через некоторую вершину. На основании эвристической информации, для алгоритма <text:span text:style-name="T2">B</text:span> нельзя исключить возможность, что этот путь имел и меньшую реальную длину, чем результат. Соответственно, пока алгоритм <text:span text:style-name="T2">B</text:span> просмотрел меньше вершин, чем A*, он не будет допустимым. Итак, A* проходит наименьшее количество вершин графа среди допустимых алгоритмов, использующих такую же точную (или менее точную) эвристику. </text:p>
      <text:h text:style-name="Heading_20_2" text:outline-level="2"><text:bookmark text:name="Оценка_сложности"/>Оценка сложности</text:h>
      <text:p text:style-name="P8">Временна́я сложность алгоритма A* зависит от эвристики. В худшем случае, число вершин, исследуемых алгоритмом, растёт экспоненциально по сравнению с длиной оптимального пути, но сложность становится полиномиальной, когда пространство поиска является деревом, а эвристика удовлетворяет следующему условию: </text:p>
      <text:p text:style-name="P4">| h ( x ) − h ∗ ( x ) | ≤ O ( log ⁡ h ∗ ( x ) ) <draw:frame draw:style-name="fr1" draw:name="Image2" text:anchor-type="as-char" svg:width="0.0161in" svg:height="0.0161in" draw:z-index="1"><draw:image xlink:href="Pictures/10001BC70000001A0000001A6630F744E7A1D177.svg" xlink:type="simple" xlink:show="embed" xlink:actuate="onLoad" draw:mime-type="image/svg+xml"/><draw:image xlink:href="Pictures/10001BC70000001A0000001A6630F744E7A1D177.svg" xlink:type="simple" xlink:show="embed" xlink:actuate="onLoad" draw:mime-type="image/svg+xml"/><svg:title>|h(x)-h^{*}(x)|\leq O(\log h^{*}(x))</svg:title></draw:frame>;</text:p>
      <text:p text:style-name="P8">где h* — оптимальная эвристика, то есть точная оценка расстояния из вершины x к цели. Другими словами, ошибка <text:span text:style-name="T1">h(x)</text:span> не должна расти быстрее, чем логарифм от оптимальной эвристики. </text:p>
      <text:p text:style-name="P10">Но ещё бо́льшую проблему, чем временна́я сложность, представляют собой потребляемые алгоритмом ресурсы памяти. В худшем случае ему приходится помнить экспоненциальное количество узлов. </text:p>
      <text:h text:style-name="P2" text:outline-level="2"><text:bookmark text:name="Литература"/><text:bookmark text:name=".D0.9B.D0.B8.D1.82.D0.B5.D1.80.D0.B0.D1.82.D1.83.D1.80.D0.B0"/><text:soft-page-break/>Литература</text:h>
      <text:list text:style-name="L3">
        <text:list-item>
          <text:p text:style-name="P11">Лорьер Ж.-Л. Системы искусственного интеллекта / Пер. с фр. и ред. В. Л. Стефанюка. — М.: Мир, 1991. — С. 238—244. — 20 000 экз. экз. — ISBN 5-03-001408-X. </text:p>
        </text:list-item>
        <text:list-item>
          <text:p text:style-name="P11">Рассел С. Дж., Норвиг, П. Искусственный интеллект: современный подход = Artificial Intelligence: A Modern Approach / Пер. с англ. и ред. К. А. Птицына. — 2-е изд.. — М.: Вильямс, 2006. — С. 157—162. — 3000 экз. экз. — ISBN 5-8459-0887-6. </text:p>
        </text:list-item>
        <text:list-item>
          <text:p text:style-name="P11">Нильсон Н. Искусственный интеллект: методы поиска решений = Problem-solving Methods in Artificial Intelligence / Пер. с англ. В. Л. Стефанюка; под ред. С. В. Фомина. — М.: Мир, 1973. — С. 70 — 80. </text:p>
        </text:list-item>
        <text:list-item>
          <text:p text:style-name="P11">Dechter, R., Pearl, J. Generalized best-first search strategies and the optimality of A* // Journal of the ACM. — 1985. — Т. 32, № 3. — С. 505 — 536. </text:p>
        </text:list-item>
        <text:list-item>
          <text:p text:style-name="P11">Hart P. E., Nilsson, N. J., Raphael, B. A Formal Basis for the Heuristic Determination of Minimum Cost Paths // IEEE Transactions on Systems Science and Cybernetics SSC4. — 1968. — № 2. — С. 100 — 107. </text:p>
        </text:list-item>
        <text:list-item>
          <text:p text:style-name="P11">Hart P. E., Nilsson, N. J., Raphael, B. Correction to «A Formal Basis for the Heuristic Determination of Minimum Cost Paths» // SIGART Newsletter. — 1972. — Т. 37. — С. 28 — 29. </text:p>
        </text:list-item>
        <text:list-item>
          <text:p text:style-name="P12">Pearl J. Heuristics: Intelligent Search Strategies for Computer Problem Solving. — Addison-Wesley, 1984. — ISBN 0-201-05594-5.</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9:56:30.657269114</meta:creation-date>
    <dc:date>2023-12-04T20:05:09.095968461</dc:date>
    <meta:editing-duration>PT8M29S</meta:editing-duration>
    <meta:editing-cycles>20</meta:editing-cycles>
    <meta:generator>LibreOffice/7.6.0.3$MacOSX_AARCH64 LibreOffice_project/69edd8b8ebc41d00b4de3915dc82f8f0fc3b6265</meta:generator>
    <meta:document-statistic meta:table-count="0" meta:image-count="2" meta:object-count="0" meta:page-count="4" meta:paragraph-count="39" meta:word-count="1352" meta:character-count="9146" meta:non-whitespace-character-count="7790"/>
  </office:meta>
</office:document-meta>
</file>